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text-properties fo:font-weight="bold" style:font-weight-asian="bold" fo:font-style="italic" style:font-style-asian="italic" style:text-line-through-style="solid" style:text-line-through-width="auto" style:text-line-through-color="font-color" style:text-line-through-mode="continuous" style:text-line-through-type="single" fo:font-size="24pt" style:font-size-asian="24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paragraph-properties fo:text-align="end"/>
    </style:style>
    <style:style style:name="P4" style:parent-style-name="Normal" style:family="paragraph">
      <style:paragraph-properties fo:text-align="justify"/>
    </style:style>
  </office:automatic-styles>
  <office:body>
    <office:text text:use-soft-page-breaks="true">
      <text:h text:style-name="P1" text:outline-level="1">Anaconda do Bodonda Honda Holonda!!!</text:h>
      <text:p text:style-name="Normal">The text-combine-upright CSS property specifies the combination of multiple characters into the space of a single character. If the combined text is wider than 1em, the user agent must<text:s/>fit the contents within 1em. The resulting composition is treated as a single upright glyph for layout and decoration. This property only has an effect in vertical writing modes.</text:p>
      <text:p text:style-name="P2">The descendant combinator — typically represented by a single space () character — combines two selectors such that elements matched by the second selector are selected if they have an ancestor element matching the first selector. Selectors that utilize a descendant combinator are called descendant selectors.</text:p>
      <text:p text:style-name="P3">The text-orientation<text:s/>CSS property defines the orientation of the text characters in a line. This property only has an effect in vertical mode, that is, when writing-mode is not horizontal-tb. It is useful for controlling the display of languages that use vertical script, and also for making vertical table headers.</text:p>
      <text:p text:style-name="P4">When talking about text in SVG we have to differentiate two almost completely separate topics. The one is the inclusion and display of text in an image, and the other are SVG fonts. The latter may be described in a later section of the tutorial, while we will focus completely on the first part: Bringing text into an SVG im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skiewicz, Lukasz</meta:initial-creator>
    <dc:creator>Jaskiewicz, Lukasz</dc:creator>
    <meta:creation-date>2017-09-15T14:47:00Z</meta:creation-date>
    <dc:date>2017-09-15T14:53:00Z</dc:date>
    <meta:template xlink:href="Normal.dotm" xlink:type="simple"/>
    <meta:editing-cycles>5</meta:editing-cycles>
    <meta:editing-duration>PT120S</meta:editing-duration>
    <meta:document-statistic meta:page-count="1" meta:paragraph-count="2" meta:word-count="193" meta:character-count="1355" meta:row-count="9" meta:non-whitespace-character-count="1164"/>
  </office:meta>
</office:document-meta>
</file>